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8月3日至109年8月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989" calcext:value-type="float" table:number-columns-spanned="2" table:number-rows-spanned="1">
            <text:p><text:s/>989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989" calcext:value-type="float" table:number-columns-spanned="2" table:number-rows-spanned="1">
            <text:p><text:s/>989 </text:p>
          </table:table-cell>
          <table:covered-table-cell table:style-name="ce49"/>
          <table:table-cell table:style-name="ce8" office:value-type="float" office:value="102" calcext:value-type="float" table:number-columns-spanned="2" table:number-rows-spanned="1">
            <text:p><text:s/>10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200" calcext:value-type="float" table:number-columns-spanned="2" table:number-rows-spanned="1">
            <text:p>20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6.98" calcext:value-type="float" table:number-columns-spanned="2" table:number-rows-spanned="1">
            <text:p>106.9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5.93" calcext:value-type="float" table:number-columns-spanned="2" table:number-rows-spanned="1">
            <text:p>125.93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8 月 10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34:45.265000000</dc:date>
    <meta:editing-duration>PT6H19M34S</meta:editing-duration>
    <meta:editing-cycles>199</meta:editing-cycles>
    <meta:document-statistic meta:table-count="1" meta:cell-count="39" meta:object-count="0"/>
  </office:meta>
</office:document-meta>
</file>